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16cm" fo:margin-left="0cm" fo:margin-right="-0.09cm" fo:margin-top="0cm" fo:margin-bottom="0cm" table:align="margins"/>
    </style:style>
    <style:style style:name="Table2.A" style:family="table-column">
      <style:table-column-properties style:column-width="12.252cm" style:rel-column-width="48323*"/>
    </style:style>
    <style:style style:name="Table2.B" style:family="table-column">
      <style:table-column-properties style:column-width="1cm" style:rel-column-width="3944*"/>
    </style:style>
    <style:style style:name="Table2.C" style:family="table-column">
      <style:table-column-properties style:column-width="3.364cm" style:rel-column-width="13268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492cm" style:rel-column-width="9814*"/>
    </style:style>
    <style:style style:name="Table3.B" style:family="table-column">
      <style:table-column-properties style:column-width="0.25cm" style:rel-column-width="986*"/>
    </style:style>
    <style:style style:name="Table3.C" style:family="table-column">
      <style:table-column-properties style:column-width="6.001cm" style:rel-column-width="23630*"/>
    </style:style>
    <style:style style:name="Table3.D" style:family="table-column">
      <style:table-column-properties style:column-width="1.363cm" style:rel-column-width="5369*"/>
    </style:style>
    <style:style style:name="Table3.E" style:family="table-column">
      <style:table-column-properties style:column-width="6.535cm" style:rel-column-width="25736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14cm" fo:margin-left="2.242cm" fo:margin-right="-0.03cm" table:align="margins"/>
    </style:style>
    <style:style style:name="Table4.A" style:family="table-column">
      <style:table-column-properties style:column-width="14.314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091cm" fo:margin-left="9.493cm" fo:margin-right="-0.058cm" table:align="margins"/>
    </style:style>
    <style:style style:name="Table5.A" style:family="table-column">
      <style:table-column-properties style:column-width="7.091cm" style:rel-column-width="65535*"/>
    </style:style>
    <style:style style:name="Table5.1" style:family="table-row">
      <style:table-row-properties style:min-row-height="0.423cm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091cm" fo:margin-left="9.493cm" fo:margin-right="-0.058cm" table:align="margins"/>
    </style:style>
    <style:style style:name="Table6.A" style:family="table-column">
      <style:table-column-properties style:column-width="7.091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15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SDR. KEPALA KANTOR LELANG NEGARA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7"/>Dengan ini diminta agar Saudara dapat melakukan pelelangan terhadap barang-barang yang {isi1} Kejaksaan sebagaimana tercatat dalam Register benda sitaan/barang bukti No. {isi2} tanggal {isi3} yang berupa {isi4} yang berada/disimpan di {isi5}.</text:p>
                  <text:p text:style-name="P5"/>
                  <text:p text:style-name="P5"><text:s text:c="4"/>Pelaksanaan lelang tersebut diminta dibuatkan risalah lelang dan menyerahkan hasil pelelangan kepada kami untuk dapat digunakan barang bukti pengganti dalam proses penyelesaian lebih lanjut perkara tersangka {isi6}.</text:p>
                  <text:p text:style-name="P5"/>
                  <text:p text:style-name="P5"><text:s text:c="11"/>Atas bantuan Saudara kami ucapkan terima kasih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9:44:00Z</meta:creation-date>
    <dc:date>2015-09-24T04:27:00.49</dc:date>
    <meta:editing-cycles>11</meta:editing-cycles>
    <meta:editing-duration>PT33M27S</meta:editing-duration>
    <meta:document-statistic meta:table-count="6" meta:image-count="0" meta:object-count="0" meta:page-count="1" meta:paragraph-count="27" meta:word-count="108" meta:character-count="852"/>
    <meta:template xlink:type="simple" xlink:actuate="onRequest" xlink:title="" xlink:href="Normal.dotm"/>
  </office:meta>
</office:document-meta>
</file>